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F2000006F24FDAE37A.tif" manifest:media-type="image/tiff"/>
  <manifest:file-entry manifest:full-path="Pictures/10000201000006F2000006F268DB35E2.tif" manifest:media-type="image/tif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1c1c1c" draw:marker-start-width="0.35cm" draw:marker-end-width="0.35cm" draw:fill="solid" draw:fill-color="#ccff99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1c1c1c" draw:marker-start-width="0.359cm" draw:marker-end-width="0.359cm" draw:fill="solid" draw:fill-color="#eeeeee" draw:textarea-horizontal-align="justify" draw:textarea-vertical-align="middle" draw:auto-grow-height="fals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T1" style:family="text">
      <style:text-properties style:text-position="sub 58%" style:text-scale="80%"/>
    </style:style>
    <style:style style:name="T2" style:family="text">
      <style:text-properties style:text-position="sub 58%" fo:font-size="18pt" style:font-size-asian="18pt" style:font-size-complex="18pt" style:text-scale="80%"/>
    </style:style>
    <style:style style:name="T3" style:family="text">
      <style:text-properties style:text-position="0% 100%" fo:font-size="18pt" style:font-size-asian="18pt" style:font-size-complex="18pt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cm" svg:height="4.4cm" svg:x="7.033cm" svg:y="1.5cm">
          <text:p text:style-name="P1">Brain model.</text:p>
          <text:p text:style-name="P1">State variables:</text:p>
          <text:p text:style-name="P1">v<text:span text:style-name="T1">1</text:span>,v<text:span text:style-name="T1">2</text:span>,...,v<text:span text:style-name="T2">n</text:span></text:p>
          <text:p text:style-name="P1"><text:span text:style-name="T3">Parameters:</text:span></text:p>
          <text:p text:style-name="P1"><text:span text:style-name="T3">p</text:span><text:span text:style-name="T2">1</text:span><text:span text:style-name="T3">,p</text:span><text:span text:style-name="T2">2</text:span><text:span text:style-name="T3">,...,p</text:span><text:span text:style-name="T2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4.9cm" svg:height="4.9cm" svg:x="1.033cm" svg:y="1.5cm">
          <draw:image xlink:href="Pictures/10000201000006F2000006F268DB35E2.tif" xlink:type="simple" xlink:show="embed" xlink:actuate="onLoad">
            <text:p/>
          </draw:image>
        </draw:frame>
        <draw:frame draw:style-name="gr2" draw:text-style-name="P1" draw:layer="layout" svg:width="4.867cm" svg:height="4.867cm" svg:x="13.733cm" svg:y="1.533cm">
          <draw:image xlink:href="Pictures/10000201000006F2000006F24FDAE37A.tif" xlink:type="simple" xlink:show="embed" xlink:actuate="onLoad">
            <text:p/>
          </draw:image>
        </draw:frame>
        <draw:custom-shape draw:style-name="gr3" draw:text-style-name="P1" draw:layer="layout" svg:width="3.4cm" svg:height="2.1cm" svg:x="3.933cm" svg:y="1.9cm">
          <text:p text:style-name="P1">Input to v<text:span text:style-name="T1">i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3.4cm" svg:height="2.1cm" svg:x="11.933cm" svg:y="2.1cm">
          <text:p text:style-name="P1">Output v<text:span text:style-name="T1">j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 James</meta:initial-creator>
    <meta:creation-date>2016-05-20T15:46:27.458073171</meta:creation-date>
    <dc:date>2016-11-02T16:26:47.512481360</dc:date>
    <dc:creator>Seb James</dc:creator>
    <meta:editing-duration>PT4H27M20S</meta:editing-duration>
    <meta:editing-cycles>10</meta:editing-cycles>
    <meta:generator>LibreOffice/4.2.8.2$Linux_X86_64 LibreOffice_project/420m0$Build-2</meta:generator>
    <meta:document-statistic meta:object-count="5"/>
  </office:meta>
</office:document-meta>
</file>